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e9f" officeooo:paragraph-rsid="000ace9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ce9f" officeooo:paragraph-rsid="000ace9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2208" officeooo:paragraph-rsid="000b220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2208" officeooo:paragraph-rsid="000b22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b2208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f5429" officeooo:paragraph-rsid="000f54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f5429" officeooo:paragraph-rsid="0010ae9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6092" officeooo:paragraph-rsid="000f609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6092" officeooo:paragraph-rsid="0010ae9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f7946" officeooo:paragraph-rsid="000f794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f7946" officeooo:paragraph-rsid="0010ae9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7946" officeooo:paragraph-rsid="0011e08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04a21" officeooo:paragraph-rsid="00104a2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04a21" officeooo:paragraph-rsid="0011e08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5429" officeooo:paragraph-rsid="000f542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6092" officeooo:paragraph-rsid="000f609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7946" officeooo:paragraph-rsid="000f794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4a21" officeooo:paragraph-rsid="00104a21" style:font-weight-asian="bold" style:font-weight-complex="bold"/>
    </style:style>
    <style:style style:name="P19" style:family="paragraph" style:parent-style-name="Standard">
      <style:text-properties officeooo:rsid="000ace9f" officeooo:paragraph-rsid="000ace9f"/>
    </style:style>
    <style:style style:name="T1" style:family="text">
      <style:text-properties officeooo:rsid="000db96a"/>
    </style:style>
    <style:style style:name="T2" style:family="text">
      <style:text-properties officeooo:rsid="000ea712"/>
    </style:style>
    <style:style style:name="T3" style:family="text">
      <style:text-properties style:text-underline-style="none" fo:font-weight="normal" officeooo:rsid="000b2208" style:font-weight-asian="normal" style:font-weight-complex="normal"/>
    </style:style>
    <style:style style:name="T4" style:family="text">
      <style:text-properties style:text-underline-style="none" fo:font-weight="normal" officeooo:rsid="000f1080" style:font-weight-asian="normal" style:font-weight-complex="normal"/>
    </style:style>
    <style:style style:name="T5" style:family="text">
      <style:text-properties officeooo:rsid="000f5429"/>
    </style:style>
    <style:style style:name="T6" style:family="text">
      <style:text-properties officeooo:rsid="0011e081"/>
    </style:style>
    <style:style style:name="T7" style:family="text">
      <style:text-properties officeooo:rsid="001383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NIT 1</text:p>
      <text:p text:style-name="P1"/>
      <text:p text:style-name="P1"/>
      <text:p text:style-name="P1">Banking-----------------------------------------------------------bancario</text:p>
      <text:p text:style-name="P1"/>
      <text:p text:style-name="P1">business and retail-----------------------------------------------negocios y venta minorista</text:p>
      <text:p text:style-name="P1"/>
      <text:p text:style-name="P1">education----------------------------------------------------------educación</text:p>
      <text:p text:style-name="P1"/>
      <text:p text:style-name="P1">health--------------------------------------------------------------salud</text:p>
      <text:p text:style-name="P1"/>
      <text:p text:style-name="P1">manufacturing----------------------------------------------------fabricación</text:p>
      <text:p text:style-name="P1"/>
      <text:p text:style-name="P1">hospitality and leisure-------------------------------------------hospitalidad y ocio</text:p>
      <text:p text:style-name="P1"/>
      <text:p text:style-name="P1">transport-----------------------------------------------------------transporte</text:p>
      <text:p text:style-name="P1"/>
      <text:p text:style-name="P1">software-----------------------------------------------------------software</text:p>
      <text:p text:style-name="P1"/>
      <text:p text:style-name="P1">apps----------------------------------------------------------------aplicaciones</text:p>
      <text:p text:style-name="P1"/>
      <text:p text:style-name="P1">hardware----------------------------------------------------------hardware</text:p>
      <text:p text:style-name="P1"/>
      <text:p text:style-name="P1">data----------------------------------------------------------------datos</text:p>
      <text:p text:style-name="P1"/>
      <text:p text:style-name="P1">test-----------------------------------------------------------------prueba</text:p>
      <text:p text:style-name="P1"/>
      <text:p text:style-name="P1">troubleshoot------------------------------------------------------solucionar problemas</text:p>
      <text:p text:style-name="P1"/>
      <text:p text:style-name="P1">repair--------------------------------------------------------------reparar</text:p>
      <text:p text:style-name="P1"/>
      <text:p text:style-name="P1">install--------------------------------------------------------------Instalar en pc</text:p>
      <text:p text:style-name="P1"/>
      <text:p text:style-name="P1">upload-------------------------------------------------------------subir</text:p>
      <text:p text:style-name="P1"/>
      <text:p text:style-name="P1">download----------------------------------------------------------descargar</text:p>
      <text:p text:style-name="P1"/>
      <text:p text:style-name="P1">maintain-----------------------------------------------------------mantener</text:p>
      <text:p text:style-name="P1"/>
      <text:p text:style-name="P1">assemble-----------------------------------------------------------montar</text:p>
      <text:p text:style-name="P1"/>
      <text:p text:style-name="P1">startup--------------------------------------------------------------puesta en marcha</text:p>
      <text:p text:style-name="P1"/>
      <text:p text:style-name="P1">upgrade------------------------------------------------------------potenciar</text:p>
      <text:p text:style-name="P1"/>
      <text:p text:style-name="P1">solve----------------------------------------------------------------resolver</text:p>
      <text:p text:style-name="P1"/>
      <text:p text:style-name="P1">operate--------------------------------------------------------------funcionar</text:p>
      <text:p text:style-name="P1"><text:soft-page-break/></text:p>
      <text:p text:style-name="P1">design---------------------------------------------------------------diseño</text:p>
      <text:p text:style-name="P1"/>
      <text:p text:style-name="P1">give---------------------------------------------------------------------<text:span text:style-name="T1">dar</text:span></text:p>
      <text:p text:style-name="P1"/>
      <text:p text:style-name="P1">input--------------------------------------------------------------------entrada</text:p>
      <text:p text:style-name="P1"/>
      <text:p text:style-name="P1">check-------------------------------------------------------------------cheque</text:p>
      <text:p text:style-name="P1"/>
      <text:p text:style-name="P1">a webpage--------------------------------------------------------------una página web</text:p>
      <text:p text:style-name="P1"/>
      <text:p text:style-name="P1">problems---------------------------------------------------------------problemas</text:p>
      <text:p text:style-name="P1"/>
      <text:p text:style-name="P1">the connections--------------------------------------------------------las conexiones</text:p>
      <text:p text:style-name="P1"/>
      <text:p text:style-name="P1">support------------------------------------------------------------------apoyo</text:p>
      <text:p text:style-name="P1"/>
      <text:p text:style-name="P1">a machine---------------------------------------------------------------una maquina</text:p>
      <text:p text:style-name="P1"/>
      <text:p text:style-name="P1">network administrator-------------------------------------------------administrador de red</text:p>
      <text:p text:style-name="P1"/>
      <text:p text:style-name="P1">helpdesk technician----------------------------------------------------Técnico de ayuda informática</text:p>
      <text:p text:style-name="P1"/>
      <text:p text:style-name="P1">web designer------------------------------------------------------------diseñador web</text:p>
      <text:p text:style-name="P1"/>
      <text:p text:style-name="P1">software tester-----------------------------------------------------------probador de software</text:p>
      <text:p text:style-name="P1"/>
      <text:p text:style-name="P1">programmer--------------------------------------------------------------programador</text:p>
      <text:p text:style-name="P1"/>
      <text:p text:style-name="P1">support technician-------------------------------------------------------técnico de soporte</text:p>
      <text:p text:style-name="P1"/>
      <text:p text:style-name="P1">data entry operator------------------------------------------------------operador de entrada de datos</text:p>
      <text:p text:style-name="P1"/>
      <text:p text:style-name="P1">installing------------------------------------------------------------------instalando</text:p>
      <text:p text:style-name="P1"/>
      <text:p text:style-name="P1">assemble------------------------------------------------------------------montar</text:p>
      <text:p text:style-name="P1"/>
      <text:p text:style-name="P1">giving support------------------------------------------------------------dando apoyo</text:p>
      <text:p text:style-name="P1"/>
      <text:p text:style-name="P1">repairing-------------------------------------------------------------------reparando</text:p>
      <text:p text:style-name="P1"/>
      <text:p text:style-name="P1"/>
      <text:p text:style-name="P3">UNIT 2</text:p>
      <text:p text:style-name="P4"/>
      <text:p text:style-name="P4"/>
      <text:p text:style-name="P4">traveling-----------------------------------------------------------de viaje</text:p>
      <text:p text:style-name="P4"/>
      <text:p text:style-name="P4">laptop--------------------------------------------------------------ordenador portátil</text:p>
      <text:p text:style-name="P4"/>
      <text:p text:style-name="P4">hard drive----------------------------------------------------------disco duro</text:p>
      <text:p text:style-name="P4"><text:soft-page-break/></text:p>
      <text:p text:style-name="P4">motherboard-------------------------------------------------------tarjeta madre</text:p>
      <text:p text:style-name="P4"/>
      <text:p text:style-name="P4">RAM chip----------------------------------------------------------Chip de RAM</text:p>
      <text:p text:style-name="P4"/>
      <text:p text:style-name="P4">USB port-----------------------------------------------------------Puerto USB</text:p>
      <text:p text:style-name="P4"/>
      <text:p text:style-name="P4">sound card----------------------------------------------------------tarjeta de sonido</text:p>
      <text:p text:style-name="P4"/>
      <text:p text:style-name="P4">heat sinnk and fan-------------------------------------------------disipador de calor y ventilador</text:p>
      <text:p text:style-name="P4"/>
      <text:p text:style-name="P4">DVD drive----------------------------------------------------------Unidad de DVD</text:p>
      <text:p text:style-name="P4"/>
      <text:p text:style-name="P4">procesador CPU----------------------------------------------------procesador CPU</text:p>
      <text:p text:style-name="P4"/>
      <text:p text:style-name="P4">cheap -----------------------------------------------------------------barato</text:p>
      <text:p text:style-name="P4"/>
      <text:p text:style-name="P4">heavy ----------------------------------------------------------------pesado</text:p>
      <text:p text:style-name="P4"/>
      <text:p text:style-name="P4">little-------------------------------------------------------------------pequeño</text:p>
      <text:p text:style-name="P4"/>
      <text:p text:style-name="P4">quick------------------------------------------------------------------rápido</text:p>
      <text:p text:style-name="P4"/>
      <text:p text:style-name="P4">basic-------------------------------------------------------------------básico</text:p>
      <text:p text:style-name="P4"/>
      <text:p text:style-name="P4">quiet-------------------------------------------------------------------tranquilo</text:p>
      <text:p text:style-name="P4"/>
      <text:p text:style-name="P4">useful------------------------------------------------------------------útil</text:p>
      <text:p text:style-name="P4"/>
      <text:p text:style-name="P4">wide--------------------------------------------------------------------amplio</text:p>
      <text:p text:style-name="P4"/>
      <text:p text:style-name="P4">slow--------------------------------------------------------------------lento</text:p>
      <text:p text:style-name="P4"/>
      <text:p text:style-name="P4">advanced--------------------------------------------------------------avanzado</text:p>
      <text:p text:style-name="P4"/>
      <text:p text:style-name="P4">useless-----------------------------------------------------------------inútil</text:p>
      <text:p text:style-name="P4"/>
      <text:p text:style-name="P4">expensive-------------------------------------------------------------costoso</text:p>
      <text:p text:style-name="P4"/>
      <text:p text:style-name="P4">narrow-------------------------------------------------------------------estrecho</text:p>
      <text:p text:style-name="P4"/>
      <text:p text:style-name="P4">loud----------------------------------------------------------------------ruidoso</text:p>
      <text:p text:style-name="P4"/>
      <text:p text:style-name="P4">light-----------------------------------------------------------------------ligero</text:p>
      <text:p text:style-name="P4"/>
      <text:p text:style-name="P4">large-----------------------------------------------------------------------grande</text:p>
      <text:p text:style-name="P4"/>
      <text:p text:style-name="P4">computer------------------------------------------------------------------computadora</text:p>
      <text:p text:style-name="P4"/>
      <text:p text:style-name="P4">printer---------------------------------------------------------------------impresora</text:p>
      <text:p text:style-name="P4"><text:soft-page-break/></text:p>
      <text:p text:style-name="P4">panel------------------------------------------------------------------------panel</text:p>
      <text:p text:style-name="P4"/>
      <text:p text:style-name="P4">cable------------------------------------------------------------------------cable</text:p>
      <text:p text:style-name="P4"/>
      <text:p text:style-name="P4">screw------------------------------------------------------------------------tornillo</text:p>
      <text:p text:style-name="P4"/>
      <text:p text:style-name="P4">socket-----------------------------------------------------------------------enchufe</text:p>
      <text:p text:style-name="P4"/>
      <text:p text:style-name="P4">clip---------------------------------------------------------------------------acortar</text:p>
      <text:p text:style-name="P4"/>
      <text:p text:style-name="P4">side panel-------------------------------------------------------------------panel lateral</text:p>
      <text:p text:style-name="P4"/>
      <text:p text:style-name="P4">case--------------------------------------------------------------------------ca<text:span text:style-name="T2">ja</text:span></text:p>
      <text:p text:style-name="P4"/>
      <text:p text:style-name="P4">front panel------------------------------------------------------------------panel frontal</text:p>
      <text:p text:style-name="P4"/>
      <text:p text:style-name="P4">power supply---------------------------------------------------------------fuente de alimentación</text:p>
      <text:p text:style-name="P4"/>
      <text:p text:style-name="P4">switch------------------------------------------------------------------------cambiar</text:p>
      <text:p text:style-name="P4"/>
      <text:p text:style-name="P4">slot---------------------------------------------------------------------------espacio</text:p>
      <text:p text:style-name="P4"/>
      <text:p text:style-name="P4">connect-----------------------------------------------------------------------conectar</text:p>
      <text:p text:style-name="P4"/>
      <text:p text:style-name="P4">turn on------------------------------------------------------------------------encender</text:p>
      <text:p text:style-name="P4"/>
      <text:p text:style-name="P4">plug in------------------------------------------------------------------------enchufar</text:p>
      <text:p text:style-name="P4"/>
      <text:p text:style-name="P4">insert--------------------------------------------------------------------------insertar</text:p>
      <text:p text:style-name="P4"/>
      <text:p text:style-name="P5"><text:span text:style-name="T3">attach--------------------------------------------------------------------------</text:span><text:span text:style-name="T4">unir</text:span></text:p>
      <text:p text:style-name="P4"/>
      <text:p text:style-name="P4">turn off------------------------------------------------------------------------apagar</text:p>
      <text:p text:style-name="P4"/>
      <text:p text:style-name="P4">unscrew-----------------------------------------------------------------------destornillar</text:p>
      <text:p text:style-name="P4"/>
      <text:p text:style-name="P4">disconnect-------------------------------------------------------------------desconectar</text:p>
      <text:p text:style-name="P4"/>
      <text:p text:style-name="P4">remove-----------------------------------------------------------------------eliminar</text:p>
      <text:p text:style-name="P4"/>
      <text:p text:style-name="P4">unplug------------------------------------------------------------------------desenchufar</text:p>
      <text:p text:style-name="P4"/>
      <text:p text:style-name="P5"><text:span text:style-name="T3">detach-------------------------------------------------------------------------</text:span><text:span text:style-name="T4">separar</text:span></text:p>
      <text:p text:style-name="P4"/>
      <text:p text:style-name="P15">UNIT 3</text:p>
      <text:p text:style-name="P6"/>
      <text:p text:style-name="P6"/>
      <text:p text:style-name="P6">standard keyboard---------------------------------------------------------teclado estándar</text:p>
      <text:p text:style-name="P6"/>
      <text:p text:style-name="P6"><text:soft-page-break/>wireless keyboard---------------------------------------------------------Teclado inalambrico</text:p>
      <text:p text:style-name="P6"/>
      <text:p text:style-name="P6">arrow keys------------------------------------------------------------------teclas de flecha</text:p>
      <text:p text:style-name="P6"/>
      <text:p text:style-name="P6">caps lock key--------------------------------------------------------------tecla de bloqueo de mayúsculas</text:p>
      <text:p text:style-name="P6"/>
      <text:p text:style-name="P6">delete key------------------------------------------------------------------borrar clave</text:p>
      <text:p text:style-name="P6"/>
      <text:p text:style-name="P7">escape key------------------------------------------------------------------tecla de escape</text:p>
      <text:p text:style-name="P6"/>
      <text:p text:style-name="P7">return or enter key---------------------------------------------------------regresar o ingresar clave</text:p>
      <text:p text:style-name="P6"/>
      <text:p text:style-name="P7">shift key---------------------------------------------------------------------tecla Shift</text:p>
      <text:p text:style-name="P6"/>
      <text:p text:style-name="P7">tab key----------------------------------------------------------------------tecla de tabulación</text:p>
      <text:p text:style-name="P6"/>
      <text:p text:style-name="P7">space bar--------------------------------------------------------------------barra espaciadora</text:p>
      <text:p text:style-name="P6"/>
      <text:p text:style-name="P7">backspace key--------------------------------------------------------------tecla de retroceso</text:p>
      <text:p text:style-name="P6"/>
      <text:p text:style-name="P7">control and alt key-----------------------------------------------------------control y tecla alt</text:p>
      <text:p text:style-name="P6"/>
      <text:p text:style-name="P7">numeric pad------------------------------------------------------------------teclado numérico</text:p>
      <text:p text:style-name="P6"/>
      <text:p text:style-name="P7">function keys------------------------------------------------------------------teclas de función</text:p>
      <text:p text:style-name="P6"/>
      <text:p text:style-name="P7">command key------------------------------------------------------------------tecla de comando</text:p>
      <text:p text:style-name="P6"/>
      <text:p text:style-name="P7">modifier key------------------------------------------------------------------tecla modificadora</text:p>
      <text:p text:style-name="P6"/>
      <text:p text:style-name="P7">full stop-----------------------------------------------------------------------punto final</text:p>
      <text:p text:style-name="P6"/>
      <text:p text:style-name="P7">at symbol---------------------------------------------------------------------en el símbolo</text:p>
      <text:p text:style-name="P6"/>
      <text:p text:style-name="P7">slash-------------------------------------------------------------------------barra oblicua</text:p>
      <text:p text:style-name="P6"/>
      <text:p text:style-name="P7">question mark----------------------------------------------------------------signo de interrogación</text:p>
      <text:p text:style-name="P6"/>
      <text:p text:style-name="P7">colon-------------------------------------------------------------------------<text:span text:style-name="T6">dos puntos</text:span></text:p>
      <text:p text:style-name="P6"/>
      <text:p text:style-name="P7">semicolon------------------------------------------------------------------punto y coma</text:p>
      <text:p text:style-name="P6"/>
      <text:p text:style-name="P9">and symbol<text:span text:style-name="T5">------------------------------------------------------------------y símbolo</text:span></text:p>
      <text:p text:style-name="P8"/>
      <text:p text:style-name="P9">apostrophe<text:span text:style-name="T5">------------------------------------------------------------------apóstrofe</text:span></text:p>
      <text:p text:style-name="P8"/>
      <text:p text:style-name="P9">quotation marks<text:span text:style-name="T5">------------------------------------------------------------comillas</text:span></text:p>
      <text:p text:style-name="P8"/>
      <text:p text:style-name="P9">comma<text:span text:style-name="T5">---------------------------------------------------------------------coma</text:span></text:p>
      <text:p text:style-name="P8"/>
      <text:p text:style-name="P9"><text:soft-page-break/>brackets<text:span text:style-name="T5">---------------------------------------------------------------------soportes</text:span></text:p>
      <text:p text:style-name="P8"/>
      <text:p text:style-name="P9">asterisk<text:span text:style-name="T5">---------------------------------------------------------------------asterisco</text:span></text:p>
      <text:p text:style-name="P8"/>
      <text:p text:style-name="P9">hyphen<text:span text:style-name="T5">----------------------------------------------------------------------guión</text:span></text:p>
      <text:p text:style-name="P8"/>
      <text:p text:style-name="P9">exclamation mark<text:span text:style-name="T5">----------------------------------------------------------signo de exclamación</text:span></text:p>
      <text:p text:style-name="P8"/>
      <text:p text:style-name="P9">underscore<text:span text:style-name="T5">------------------------------------------------------------------guion bajo</text:span></text:p>
      <text:p text:style-name="P8"/>
      <text:p text:style-name="P9">in the middle of<text:span text:style-name="T5">-----------------------------------------------------en el medio de</text:span></text:p>
      <text:p text:style-name="P8"/>
      <text:p text:style-name="P9">under<text:span text:style-name="T5">------------------------------------------------------------------debajo</text:span></text:p>
      <text:p text:style-name="P8"/>
      <text:p text:style-name="P9">below<text:span text:style-name="T5">------------------------------------------------------------------abajo</text:span></text:p>
      <text:p text:style-name="P8"/>
      <text:p text:style-name="P9">above<text:span text:style-name="T5">------------------------------------------------------------------encima</text:span></text:p>
      <text:p text:style-name="P8"/>
      <text:p text:style-name="P9">between<text:span text:style-name="T5">------------------------------------------------------------------Entre</text:span></text:p>
      <text:p text:style-name="P8"/>
      <text:p text:style-name="P9">over<text:span text:style-name="T5">---------------------------------------------------------------------terminado</text:span></text:p>
      <text:p text:style-name="P8"/>
      <text:p text:style-name="P9">beside<text:span text:style-name="T5">------------------------------------------------------------------junto a</text:span></text:p>
      <text:p text:style-name="P8"/>
      <text:p text:style-name="P9">on-----------------------------------------------------------------------en</text:p>
      <text:p text:style-name="P8"/>
      <text:p text:style-name="P9">behind<text:span text:style-name="T5">------------------------------------------------------------------detrás</text:span></text:p>
      <text:p text:style-name="P8"/>
      <text:p text:style-name="P9">next to<text:span text:style-name="T5">------------------------------------------------------------------cerca de</text:span></text:p>
      <text:p text:style-name="P8"/>
      <text:p text:style-name="P9">scanner<text:span text:style-name="T5">------------------------------------------------------------------escáner</text:span></text:p>
      <text:p text:style-name="P8"/>
      <text:p text:style-name="P9">speakers<text:span text:style-name="T5">------------------------------------------------------------------Altavoces</text:span></text:p>
      <text:p text:style-name="P8"/>
      <text:p text:style-name="P9">projector<text:span text:style-name="T5">------------------------------------------------------------------proyector</text:span></text:p>
      <text:p text:style-name="P8"/>
      <text:p text:style-name="P9">microphone<text:span text:style-name="T5">---------------------------------------------------------------micrófono</text:span></text:p>
      <text:p text:style-name="P8"/>
      <text:p text:style-name="P9">stylus pen<text:span text:style-name="T5">------------------------------------------------------------------bolígrafo</text:span></text:p>
      <text:p text:style-name="P8"/>
      <text:p text:style-name="P9">webcam<text:span text:style-name="T5">------------------------------------------------------------------cámara web</text:span></text:p>
      <text:p text:style-name="P8"/>
      <text:p text:style-name="P9">headset<text:span text:style-name="T5">------------------------------------------------------------------auriculares</text:span></text:p>
      <text:p text:style-name="P8"/>
      <text:p text:style-name="P9">printer<text:span text:style-name="T5">------------------------------------------------------------------impresora</text:span></text:p>
      <text:p text:style-name="P8"/>
      <text:p text:style-name="P9">gaming controller<text:span text:style-name="T5">---------------------------------------------------------controlador de juegos</text:span></text:p>
      <text:p text:style-name="P8"/>
      <text:p text:style-name="P9">flash drive<text:span text:style-name="T5">------------------------------------------------------------------Unidad flash</text:span></text:p>
      <text:p text:style-name="P8"/>
      <text:p text:style-name="P9"><text:soft-page-break/>barcode scanner<text:span text:style-name="T5">-----------------------------------------------------------escáner de código de barras</text:span></text:p>
      <text:p text:style-name="P8"/>
      <text:p text:style-name="P9">remote control<text:span text:style-name="T5">--------------------------------------------------------------control remoto</text:span></text:p>
      <text:p text:style-name="P8"/>
      <text:p text:style-name="P9">touch screen<text:span text:style-name="T5">------------------------------------------------------------------pantalla táctil</text:span></text:p>
      <text:p text:style-name="P8"/>
      <text:p text:style-name="P9">USB charger<text:span text:style-name="T5">------------------------------------------------------------------Cargador usb</text:span></text:p>
      <text:p text:style-name="P8"/>
      <text:p text:style-name="P9">obsolete<text:span text:style-name="T5">----------------------------------------------------------------------obsoleto</text:span></text:p>
      <text:p text:style-name="P8"/>
      <text:p text:style-name="P9">order<text:span text:style-name="T5">--------------------------------------------------------------------------orden</text:span></text:p>
      <text:p text:style-name="P8"/>
      <text:p text:style-name="P9">broken<text:span text:style-name="T5">-----------------------------------------------------------------------roto</text:span></text:p>
      <text:p text:style-name="P8"/>
      <text:p text:style-name="P9">overstocked<text:span text:style-name="T5">------------------------------------------------------------------sobre abastecido</text:span></text:p>
      <text:p text:style-name="P8"/>
      <text:p text:style-name="P9">reorder<text:span text:style-name="T5">-----------------------------------------------------------------------reordenar</text:span></text:p>
      <text:p text:style-name="P8"/>
      <text:p text:style-name="P9">run out of<text:span text:style-name="T5">--------------------------------------------------------------------Quedarse sin</text:span></text:p>
      <text:p text:style-name="P8"/>
      <text:p text:style-name="P9">run low<text:span text:style-name="T5">----------------------------------------------------------------------agotarse</text:span></text:p>
      <text:p text:style-name="P8"/>
      <text:p text:style-name="P8"/>
      <text:p text:style-name="P16">UNIT 4</text:p>
      <text:p text:style-name="P8"/>
      <text:p text:style-name="P8"/>
      <text:p text:style-name="P8"/>
      <text:p text:style-name="P9">price<text:span text:style-name="T5">-----------------------------------------------------------------------precio</text:span></text:p>
      <text:p text:style-name="P8"/>
      <text:p text:style-name="P9">quality<text:span text:style-name="T5">--------------------------------------------------------------------calidad</text:span></text:p>
      <text:p text:style-name="P8"/>
      <text:p text:style-name="P9">payments<text:span text:style-name="T5">------------------------------------------------------------------pagos</text:span></text:p>
      <text:p text:style-name="P8"/>
      <text:p text:style-name="P9">give a discount<text:span text:style-name="T5">-------------------------------------------------------------dar un descuento</text:span></text:p>
      <text:p text:style-name="P8"/>
      <text:p text:style-name="P9">out of stock<text:span text:style-name="T5">------------------------------------------------------------------Agotado</text:span></text:p>
      <text:p text:style-name="P8"/>
      <text:p text:style-name="P9">goods<text:span text:style-name="T5">----------------------------------------------------------------------bienes</text:span></text:p>
      <text:p text:style-name="P8"/>
      <text:p text:style-name="P9">account<text:span text:style-name="T5">--------------------------------------------------------------------cuenta</text:span></text:p>
      <text:p text:style-name="P8"/>
      <text:p text:style-name="P9">postage and handling charge it<text:span text:style-name="T5">----------------------------------------franqueo y manejo cobrarlo</text:span></text:p>
      <text:p text:style-name="P8"/>
      <text:p text:style-name="P9">cash<text:span text:style-name="T5">-----------------------------------------------------------------------efectivo</text:span></text:p>
      <text:p text:style-name="P8"/>
      <text:p text:style-name="P9">shipping<text:span text:style-name="T5">-------------------------------------------------------------------Envío</text:span></text:p>
      <text:p text:style-name="P8"/>
      <text:p text:style-name="P9">credit card<text:span text:style-name="T5">------------------------------------------------------------------tarjeta de crédito</text:span></text:p>
      <text:p text:style-name="P8"/>
      <text:p text:style-name="P9">cheque<text:span text:style-name="T5">---------------------------------------------------------------------cheque</text:span></text:p>
      <text:p text:style-name="P8"><text:soft-page-break/></text:p>
      <text:p text:style-name="P9">VAT<text:span text:style-name="T5">------------------------------------------------------------------------</text:span><text:span text:style-name="T7">iva</text:span></text:p>
      <text:p text:style-name="P8"/>
      <text:p text:style-name="P9">subtotal<text:span text:style-name="T5">------------------------------------------------------------------</text:span><text:span text:style-name="T7">subtotal</text:span></text:p>
      <text:p text:style-name="P8"/>
      <text:p text:style-name="P9">price per unit<text:span text:style-name="T5">-------------------------------------------------------------precio por unidad</text:span></text:p>
      <text:p text:style-name="P8"/>
      <text:p text:style-name="P9">invoice<text:span text:style-name="T5">---------------------------------------------------------------------factura</text:span></text:p>
      <text:p text:style-name="P8"/>
      <text:p text:style-name="P9">quantity<text:span text:style-name="T5">---------------------------------------------------------------------cantidad</text:span></text:p>
      <text:p text:style-name="P8"/>
      <text:p text:style-name="P9">delivery date<text:span text:style-name="T5">------------------------------------------------------------------fecha de entrega</text:span></text:p>
      <text:p text:style-name="P8"/>
      <text:p text:style-name="P9">payment date<text:span text:style-name="T5">------------------------------------------------------------------fecha de pago</text:span></text:p>
      <text:p text:style-name="P8"/>
      <text:p text:style-name="P11">portable<text:span text:style-name="T5">------------------------------------------------------------------portátil</text:span></text:p>
      <text:p text:style-name="P10"/>
      <text:p text:style-name="P11">superfast<text:span text:style-name="T5">------------------------------------------------------------------súper rápido</text:span></text:p>
      <text:p text:style-name="P10"/>
      <text:p text:style-name="P11">dependable<text:span text:style-name="T5">------------------------------------------------------------------confiable</text:span></text:p>
      <text:p text:style-name="P10"/>
      <text:p text:style-name="P11">compact<text:span text:style-name="T5">--------------------------------------------------------------------compacto</text:span></text:p>
      <text:p text:style-name="P10"/>
      <text:p text:style-name="P11">sturdy<text:span text:style-name="T5">-----------------------------------------------------------------------robusto</text:span></text:p>
      <text:p text:style-name="P10"/>
      <text:p text:style-name="P11">user-friendly<text:span text:style-name="T5">---------------------------------------------------------------fácil de usar</text:span></text:p>
      <text:p text:style-name="P10"/>
      <text:p text:style-name="P12">powerful<text:span text:style-name="T5">------------------------------------------------------------------poderoso</text:span></text:p>
      <text:p text:style-name="P10"/>
      <text:p text:style-name="P12">complicated<text:span text:style-name="T5">---------------------------------------------------------------Complicado</text:span></text:p>
      <text:p text:style-name="P10"/>
      <text:p text:style-name="P12">ergonomic<text:span text:style-name="T5">----------------------------------------------------------------ergonómico</text:span></text:p>
      <text:p text:style-name="P10"/>
      <text:p text:style-name="P12">reliable<text:span text:style-name="T5">------------------------------------------------------------------de confianza</text:span></text:p>
      <text:p text:style-name="P10"/>
      <text:p text:style-name="P12">wide screen<text:span text:style-name="T5">--------------------------------------------------------------pantalla ancha</text:span></text:p>
      <text:p text:style-name="P10"/>
      <text:p text:style-name="P12">flexible<text:span text:style-name="T5">------------------------------------------------------------------flexible</text:span></text:p>
      <text:p text:style-name="P10"/>
      <text:p text:style-name="P12">slimline<text:span text:style-name="T5">------------------------------------------------------------------que no engorda</text:span></text:p>
      <text:p text:style-name="P10"/>
      <text:p text:style-name="P12">simple<text:span text:style-name="T5">------------------------------------------------------------------simple</text:span></text:p>
      <text:p text:style-name="P10"/>
      <text:p text:style-name="P12">secure<text:span text:style-name="T5">------------------------------------------------------------------seguro</text:span></text:p>
      <text:p text:style-name="P10"/>
      <text:p text:style-name="P12">top-of-the-range<text:span text:style-name="T5">--------------------------------------------------------lo mas caro</text:span></text:p>
      <text:p text:style-name="P10"/>
      <text:p text:style-name="P12">all-in-one<text:span text:style-name="T5">------------------------------------------------------------------todo en uno</text:span></text:p>
      <text:p text:style-name="P10"/>
      <text:p text:style-name="P12">built-in<text:span text:style-name="T5">------------------------------------------------------------------incorporado</text:span></text:p>
      <text:p text:style-name="P10"><text:soft-page-break/></text:p>
      <text:p text:style-name="P12">practical<text:span text:style-name="T5">------------------------------------------------------------------práctico</text:span></text:p>
      <text:p text:style-name="P10"/>
      <text:p text:style-name="P12">high-resolution<text:span text:style-name="T5">-------------------------------------------------------------alta resolución</text:span></text:p>
      <text:p text:style-name="P12"/>
      <text:p text:style-name="P17">UNIT 5</text:p>
      <text:p text:style-name="P10"/>
      <text:p text:style-name="P10"/>
      <text:p text:style-name="P12">virus<text:span text:style-name="T5">--------------------------------------------------------------------virus</text:span></text:p>
      <text:p text:style-name="P10"/>
      <text:p text:style-name="P12">messages<text:span text:style-name="T5">---------------------------------------------------------------mensajes</text:span></text:p>
      <text:p text:style-name="P10"/>
      <text:p text:style-name="P12">fan<text:span text:style-name="T5">-----------------------------------------------------------------------ventilador</text:span></text:p>
      <text:p text:style-name="P10"/>
      <text:p text:style-name="P12">images<text:span text:style-name="T5">------------------------------------------------------------------imágenes</text:span></text:p>
      <text:p text:style-name="P10"/>
      <text:p text:style-name="P12">video<text:span text:style-name="T5">------------------------------------------------------------------vídeo</text:span></text:p>
      <text:p text:style-name="P10"/>
      <text:p text:style-name="P12">film<text:span text:style-name="T5">--------------------------------------------------------------------película</text:span></text:p>
      <text:p text:style-name="P10"/>
      <text:p text:style-name="P12">online<text:span text:style-name="T5">------------------------------------------------------------------en línea</text:span></text:p>
      <text:p text:style-name="P10"/>
      <text:p text:style-name="P12">offline<text:span text:style-name="T5">------------------------------------------------------------------desconectado</text:span></text:p>
      <text:p text:style-name="P10"/>
      <text:p text:style-name="P12">bottom<text:span text:style-name="T5">------------------------------------------------------------------fondo</text:span></text:p>
      <text:p text:style-name="P10"/>
      <text:p text:style-name="P12">top<text:span text:style-name="T5">----------------------------------------------------------------------parte superior</text:span></text:p>
      <text:p text:style-name="P10"/>
      <text:p text:style-name="P12">settings<text:span text:style-name="T5">------------------------------------------------------------------ajustes</text:span></text:p>
      <text:p text:style-name="P10"/>
      <text:p text:style-name="P12">speakers<text:span text:style-name="T5">------------------------------------------------------------------Altavoces</text:span></text:p>
      <text:p text:style-name="P10"/>
      <text:p text:style-name="P12">no signal messages<text:span text:style-name="T5">-------------------------------------------------------sin mensajes de señal</text:span></text:p>
      <text:p text:style-name="P10"/>
      <text:p text:style-name="P12">volume control<text:span text:style-name="T5">-------------------------------------------------------------control del volumen</text:span></text:p>
      <text:p text:style-name="P10"/>
      <text:p text:style-name="P12">control panel<text:span text:style-name="T5">---------------------------------------------------------------panel de control</text:span></text:p>
      <text:p text:style-name="P10"/>
      <text:p text:style-name="P12">mute box<text:span text:style-name="T5">------------------------------------------------------------------caja muda</text:span></text:p>
      <text:p text:style-name="P10"/>
      <text:p text:style-name="P12">loose connection<text:span text:style-name="T5">----------------------------------------------------------perdida de conexión</text:span></text:p>
      <text:p text:style-name="P10"/>
      <text:p text:style-name="P12">power button<text:span text:style-name="T5">--------------------------------------------------------------botón de encendido</text:span></text:p>
      <text:p text:style-name="P10"/>
      <text:p text:style-name="P12">log off<text:span text:style-name="T5">--------------------------------------------------------------------desconectarse</text:span></text:p>
      <text:p text:style-name="P10"/>
      <text:p text:style-name="P12">press and hold<text:span text:style-name="T5">------------------------------------------------------------presione y mantenga</text:span></text:p>
      <text:p text:style-name="P10"/>
      <text:p text:style-name="P12">reinstall<text:span text:style-name="T5">------------------------------------------------------------------reinstalar</text:span></text:p>
      <text:p text:style-name="P10"/>
      <text:p text:style-name="P12"><text:soft-page-break/>restart<text:span text:style-name="T5">------------------------------------------------------------------reiniciar</text:span></text:p>
      <text:p text:style-name="P10"/>
      <text:p text:style-name="P12">make sure<text:span text:style-name="T5">------------------------------------------------------------------asegurarse</text:span></text:p>
      <text:p text:style-name="P10"/>
      <text:p text:style-name="P12">reconnect<text:span text:style-name="T5">------------------------------------------------------------------reconectar</text:span></text:p>
      <text:p text:style-name="P10"/>
      <text:p text:style-name="P12">freezes<text:span text:style-name="T5">------------------------------------------------------------------se congela</text:span></text:p>
      <text:p text:style-name="P10"/>
      <text:p text:style-name="P12">reopens<text:span text:style-name="T5">------------------------------------------------------------------reabre</text:span></text:p>
      <text:p text:style-name="P10"/>
      <text:p text:style-name="P12">replace<text:span text:style-name="T5">------------------------------------------------------------------reemplazar</text:span></text:p>
      <text:p text:style-name="P10"/>
      <text:p text:style-name="P12">shutdown<text:span text:style-name="T5">------------------------------------------------------------------apagar</text:span></text:p>
      <text:p text:style-name="P10"/>
      <text:p text:style-name="P14">anti-virus software<text:span text:style-name="T5">------------------------------------------------------software antivirus</text:span></text:p>
      <text:p text:style-name="P13"/>
      <text:p text:style-name="P14">back up<text:span text:style-name="T5">------------------------------------------------------------------apoyo</text:span></text:p>
      <text:p text:style-name="P13"/>
      <text:p text:style-name="P14">lose<text:span text:style-name="T5">-----------------------------------------------------------------------perder</text:span></text:p>
      <text:p text:style-name="P13"/>
      <text:p text:style-name="P14">follow instructions<text:span text:style-name="T5">-------------------------------------------------------seguir instrucciones</text:span></text:p>
      <text:p text:style-name="P13"/>
      <text:p text:style-name="P14">password<text:span text:style-name="T5">------------------------------------------------------------------contraseña</text:span></text:p>
      <text:p text:style-name="P13"/>
      <text:p text:style-name="P14">recover<text:span text:style-name="T5">--------------------------------------------------------------------recuperar</text:span></text:p>
      <text:p text:style-name="P13"/>
      <text:p text:style-name="P14">opp<text:span text:style-name="T7">o</text:span>site<text:span text:style-name="T5">---------------------------------------------------------------------</text:span><text:span text:style-name="T7">opuesto</text:span></text:p>
      <text:p text:style-name="P13"/>
      <text:p text:style-name="P14">go straight<text:span text:style-name="T5">------------------------------------------------------------------ir directamente</text:span></text:p>
      <text:p text:style-name="P13"/>
      <text:p text:style-name="P14">turn left<text:span text:style-name="T5">---------------------------------------------------------------------girar a la izquierda</text:span></text:p>
      <text:p text:style-name="P13"/>
      <text:p text:style-name="P14">turn right<text:span text:style-name="T5">------------------------------------------------------------------doble a la derecha</text:span></text:p>
      <text:p text:style-name="P13"/>
      <text:p text:style-name="P14">on your left<text:span text:style-name="T5">------------------------------------------------------------------a tu izquierda</text:span></text:p>
      <text:p text:style-name="P13"/>
      <text:p text:style-name="P14">on your right<text:span text:style-name="T5">---------------------------------------------------------------a su derecha</text:span></text:p>
      <text:p text:style-name="P13"/>
      <text:p text:style-name="P14">at the end of the corridor<text:span text:style-name="T5">-------------------------------------------------al final del pasillo</text:span></text:p>
      <text:p text:style-name="P13"/>
      <text:p text:style-name="P14">off-site<text:span text:style-name="T5">--------------------------------------------------------------------Fuera del sitio</text:span></text:p>
      <text:p text:style-name="P13"/>
      <text:p text:style-name="P14">on-site<text:span text:style-name="T5">----------------------------------------------------------------------en el sitio</text:span></text:p>
      <text:p text:style-name="P13"/>
      <text:p text:style-name="P14">stairs<text:span text:style-name="T5">-----------------------------------------------------------------------escalera</text:span></text:p>
      <text:p text:style-name="P13"/>
      <text:p text:style-name="P14">lift<text:span text:style-name="T5">-------------------------------------------------------------------------levantar</text:span></text:p>
      <text:p text:style-name="P13"/>
      <text:p text:style-name="P14">reception<text:span text:style-name="T5">------------------------------------------------------------------recepción</text:span></text:p>
      <text:p text:style-name="P13"/>
      <text:p text:style-name="P14"><text:soft-page-break/>ground floor<text:span text:style-name="T5">---------------------------------------------------------------planta baja</text:span></text:p>
      <text:p text:style-name="P13"/>
      <text:p text:style-name="P14">entrance<text:span text:style-name="T5">---------------------------------------------------------------------Entrada</text:span></text:p>
      <text:p text:style-name="P13"/>
      <text:p text:style-name="P14">exit<text:span text:style-name="T5">-------------------------------------------------------------------------salida</text:span></text:p>
      <text:p text:style-name="P13"/>
      <text:p text:style-name="P14">sports centre<text:span text:style-name="T5">---------------------------------------------------------------centro deportivo</text:span></text:p>
      <text:p text:style-name="P13"/>
      <text:p text:style-name="P14">shopping centre<text:span text:style-name="T5">--------------------------------------------------------------centro comercial</text:span></text:p>
      <text:p text:style-name="P13"/>
      <text:p text:style-name="P14">airport<text:span text:style-name="T5">---------------------------------------------------------------------aeropuerto</text:span></text:p>
      <text:p text:style-name="P13"/>
      <text:p text:style-name="P14">factory<text:span text:style-name="T5">----------------------------------------------------------------------fábrica</text:span></text:p>
      <text:p text:style-name="P13"/>
      <text:p text:style-name="P14">train station<text:span text:style-name="T5">------------------------------------------------------------------estación de tren</text:span></text:p>
      <text:p text:style-name="P13"/>
      <text:p text:style-name="P14">library<text:span text:style-name="T5">----------------------------------------------------------------------biblioteca</text:span></text:p>
      <text:p text:style-name="P13"/>
      <text:p text:style-name="P14">post office<text:span text:style-name="T5">------------------------------------------------------------------oficina postal</text:span></text:p>
      <text:p text:style-name="P13"/>
      <text:p text:style-name="P14">department store<text:span text:style-name="T5">------------------------------------------------------------------grandes almacenes</text:span></text:p>
      <text:p text:style-name="P13"/>
      <text:p text:style-name="P18">UNIT 6</text:p>
      <text:p text:style-name="P13"/>
      <text:p text:style-name="P13"/>
      <text:p text:style-name="P14">proffesional<text:span text:style-name="T5">------------------------------------------------------------------profesional</text:span></text:p>
      <text:p text:style-name="P13"/>
      <text:p text:style-name="P14">no reply<text:span text:style-name="T5">------------------------------------------------------------------sin respuesta</text:span></text:p>
      <text:p text:style-name="P13"/>
      <text:p text:style-name="P14">be careful<text:span text:style-name="T5">------------------------------------------------------------------ten cuidado</text:span></text:p>
      <text:p text:style-name="P13"/>
      <text:p text:style-name="P14">engaged<text:span text:style-name="T5">------------------------------------------------------------------comprometido</text:span></text:p>
      <text:p text:style-name="P13"/>
      <text:p text:style-name="P14">busy<text:span text:style-name="T5">-----------------------------------------------------------------------ocupado</text:span></text:p>
      <text:p text:style-name="P13"/>
      <text:p text:style-name="P14">free<text:span text:style-name="T5">-----------------------------------------------------------------------gratis</text:span></text:p>
      <text:p text:style-name="P13"/>
      <text:p text:style-name="P14">caller<text:span text:style-name="T5">---------------------------------------------------------------------llamador</text:span></text:p>
      <text:p text:style-name="P13"/>
      <text:p text:style-name="P14">outside<text:span text:style-name="T5">------------------------------------------------------------------fuera de</text:span></text:p>
      <text:p text:style-name="P13"/>
      <text:p text:style-name="P14">speak up<text:span text:style-name="T5">------------------------------------------------------------------hablar alto</text:span></text:p>
      <text:p text:style-name="P13"/>
      <text:p text:style-name="P14">see<text:span text:style-name="T5">------------------------------------------------------------------------ver</text:span></text:p>
      <text:p text:style-name="P13"/>
      <text:p text:style-name="P14">hear<text:span text:style-name="T5">-------------------------------------------------------------------------oír</text:span></text:p>
      <text:p text:style-name="P13"/>
      <text:p text:style-name="P14">put you through<text:span text:style-name="T5">-----------------------------------------------------------hacerte pasar</text:span></text:p>
      <text:p text:style-name="P13"/>
      <text:p text:style-name="P14">extension number<text:span text:style-name="T5">--------------------------------------------------------número de extensión</text:span></text:p>
      <text:p text:style-name="P13"><text:soft-page-break/></text:p>
      <text:p text:style-name="P14">repeat dial a number<text:span text:style-name="T5">-----------------------------------------------------repetir marcar un número</text:span></text:p>
      <text:p text:style-name="P13"/>
      <text:p text:style-name="P14">state<text:span text:style-name="T5">------------------------------------------------------------------------estado</text:span></text:p>
      <text:p text:style-name="P13"/>
      <text:p text:style-name="P14">wrong number contact<text:span text:style-name="T5">-----------------------------------------------------número de contacto equivocado</text:span></text:p>
      <text:p text:style-name="P13"/>
      <text:p text:style-name="P14">unavailable<text:span text:style-name="T5">------------------------------------------------------------------indisponible</text:span></text:p>
      <text:p text:style-name="P13"/>
      <text:p text:style-name="P14">transfer<text:span text:style-name="T5">--------------------------------------------------------------------transferir</text:span></text:p>
      <text:p text:style-name="P13"/>
      <text:p text:style-name="P14">deal with<text:span text:style-name="T5">------------------------------------------------------------------tratar con</text:span></text:p>
      <text:p text:style-name="P13"/>
      <text:p text:style-name="P14">urgent<text:span text:style-name="T5">---------------------------------------------------------------------urgente</text:span></text:p>
      <text:p text:style-name="P13"/>
      <text:p text:style-name="P14">expert<text:span text:style-name="T5">---------------------------------------------------------------------experto</text:span></text:p>
      <text:p text:style-name="P13"/>
      <text:p text:style-name="P14">return<text:span text:style-name="T5">---------------------------------------------------------------------regreso</text:span></text:p>
      <text:p text:style-name="P13"/>
      <text:p text:style-name="P14">cut off<text:span text:style-name="T5">---------------------------------------------------------------------cortar</text:span></text:p>
      <text:p text:style-name="P13"/>
      <text:p text:style-name="P14">took down<text:span text:style-name="T5">------------------------------------------------------------------derribado</text:span></text:p>
      <text:p text:style-name="P13"/>
      <text:p text:style-name="P14">hand up<text:span text:style-name="T5">------------------------------------------------------------------mano arriba</text:span></text:p>
      <text:p text:style-name="P13"/>
      <text:p text:style-name="P14">in a meeting<text:span text:style-name="T5">-------------------------------------------------------------en una reunión</text:span></text:p>
      <text:p text:style-name="P13"/>
      <text:p text:style-name="P14">on holiday<text:span text:style-name="T5">------------------------------------------------------------------de vacaciones</text:span></text:p>
      <text:p text:style-name="P13"/>
      <text:p text:style-name="P14">took<text:span text:style-name="T5">-----------------------------------------------------------------------tomó</text:span></text:p>
      <text:p text:style-name="P13"/>
      <text:p text:style-name="P14">spell that<text:span text:style-name="T5">------------------------------------------------------------------deletrealo</text:span></text:p>
      <text:p text:style-name="P13"/>
      <text:p text:style-name="P14">interrupt<text:span text:style-name="T5">------------------------------------------------------------------interrumpir</text:span></text:p>
      <text:p text:style-name="P13"/>
      <text:p text:style-name="P14">return your call line is busy<text:span text:style-name="T5">------------------------------------devolver su línea de llamada está ocupada</text:span></text:p>
      <text:p text:style-name="P13"/>
      <text:p text:style-name="P14">out of the office<text:span text:style-name="T5">-----------------------------------------------------------fuera de la oficin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49:28.729000000</meta:creation-date>
    <dc:date>2020-06-05T02:03:17.544000000</dc:date>
    <meta:editing-duration>PT1H31M39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2" meta:paragraph-count="289" meta:word-count="929" meta:character-count="24100" meta:non-whitespace-character-count="23743"/>
  </office:meta>
</office:document-meta>
</file>